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ExperienceCosts" style:family="table">
      <style:table-properties style:width="15.983cm" fo:margin-left="0cm" fo:margin-right="-0.004cm" table:align="margins"/>
    </style:style>
    <style:style style:name="ExperienceCosts.A" style:family="table-column">
      <style:table-column-properties style:column-width="6.244cm" style:rel-column-width="25605*"/>
    </style:style>
    <style:style style:name="ExperienceCosts.B" style:family="table-column">
      <style:table-column-properties style:column-width="2.593cm" style:rel-column-width="10629*"/>
    </style:style>
    <style:style style:name="ExperienceCosts.C" style:family="table-column">
      <style:table-column-properties style:column-width="7.146cm" style:rel-column-width="29301*"/>
    </style:style>
    <style:style style:name="ExperienceCosts.A1" style:family="table-cell">
      <style:table-cell-properties fo:background-color="transparent" fo:padding-left="0cm" fo:padding-right="0cm" fo:padding-top="0.03cm" fo:padding-bottom="0.03cm" fo:border="none">
        <style:background-image/>
      </style:table-cell-properties>
    </style:style>
    <style:style style:name="ExperienceCosts.B2" style:family="table-cell" style:data-style-name="N0">
      <style:table-cell-properties fo:background-color="transparent" fo:padding-left="0cm" fo:padding-right="0cm" fo:padding-top="0.03cm" fo:padding-bottom="0.03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Table_20_Contents">
      <style:paragraph-properties fo:margin-left="0cm" fo:margin-right="0cm" fo:text-indent="0cm" style:auto-text-indent="false"/>
      <style:text-properties fo:font-weight="bold" style:font-weight-asian="bold" style:font-weight-complex="bold"/>
    </style:style>
    <style:style style:name="T1" style:family="text">
      <style:text-properties fo:font-style="normal" style:font-style-asian="normal" style:font-style-complex="normal" text:display="true"/>
    </style:style>
    <style:style style:name="T2" style:family="text">
      <style:text-properties fo:font-weight="bold" style:font-weight-asian="bold" style:font-weight-complex="bold"/>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Six</text:p>
      <text:h text:style-name="Compound_20_Title_20_2" text:outline-level="1"><text:toc-mark text:string-value="Chapter Six: Storytelling" text:outline-level="1"/>Storytelling</text:h>
      <text:section text:style-name="Sect1" text:name="Section1">
        <text:p text:style-name="TODO">[TODO: Maybe some of the stuff in my “Eris” or “Character Creation” chapters should move here, or vice versa.]</text:p>
        <text:p text:style-name="Text_20_body">All the books which establish canon <text:span text:style-name="T2">Exalted</text:span> types contain a chapter full of hints and suggestions for running a game which includes them. <text:s/>You have arrived at the equivalent for the Discordian Exalted. Although the Children of Eris are similar in many ways to the various kinds of Celestial Exalted, they are quite different characters: they don’t really know the source of their power, they don’t fit into the established history of Creation, and they aren’t necessarily heroes or villains. <text:s/>What, then will they choose to do, and who will they choose to be?</text:p>
        <text:h text:style-name="Heading_20_2" text:outline-level="2">Getting Started</text:h>
        <text:p text:style-name="TODO">[Think about why you want to run this game. <text:s/>Do you want the players to form a cabal, or just have Discordians as antagonists? <text:s/>Give some one-phrase examples of approaches to adventures.]</text:p>
        <text:h text:style-name="Heading_20_3" text:outline-level="3">Wild Cards</text:h>
        <text:p text:style-name="Text_20_body">[There are some unusual factors in playing Discordians.]</text:p>
        <text:p text:style-name="Text_20_body">[Who is Eris? <text:s/>Will you answer it in your game? <text:s/>Will it be the true answer?]</text:p>
        <text:h text:style-name="Heading_20_3" text:outline-level="3">Talk to the Hand</text:h>
        <text:p text:style-name="Text_20_body">[Talk over with your players, what they want, and what their answers are to some basic questions about Discordians.]</text:p>
        <text:p text:style-name="Text_20_body">[Examples of character styles.]</text:p>
        <text:h text:style-name="Heading_20_2" text:outline-level="2">Game Styles</text:h>
        <text:p text:style-name="Text_20_body">[Applicability of standard styles.]</text:p>
        <text:p text:style-name="Text_20_body">[New styles.]</text:p>
        <text:p text:style-name="Text_20_body">[Other factors; e.g., how pervasive, real and helpful are the various Discordian Societies? <text:s/>Do they all just get in each other’s way, or work toward some central goal, or are there a few big factions behind the scenes?]</text:p>
        <text:p text:style-name="Text_20_body">[Interactions with other Exalted types, and other power groups like gods, the Yozi/Neverborn, and rakshas.]</text:p>
        <text:p text:style-name="Text_20_body">[Suggestions for infiltrating the various Exalted and other power groups.]</text:p>
        <text:p text:style-name="Text_20_body">[Possible big events which could shape a game.]</text:p>
        <text:p text:style-name="Text_20_body">[Playing in the past.]</text:p>
        <text:p text:style-name="Text_20_body">[[[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text:soft-page-break/>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text:p>
        <text:h text:style-name="Heading_20_2" text:outline-level="2">[Locations]</text:h>
        <text:p text:style-name="Text_20_body">[Talk about various places within and outside Creation, and how Erisians relate to the places, people and powers there.</text:p>
        <text:h text:style-name="Heading_20_2" text:outline-level="2">Experience</text:h>
        <text:p text:style-name="Text_20_body">[Talk about how experience is gained. <text:s/>If there are elder Discordians, give guidelines.]<draw:frame draw:style-name="fr1" draw:name="Frame2" text:anchor-type="char" svg:width="17.013cm" style:rel-width="205%" draw:z-index="0"><draw:text-box fo:min-height="1.08cm"><text:h text:style-name="Heading_20_2" text:outline-level="2">Experience Costs</text:h><table:table table:name="ExperienceCosts" table:style-name="ExperienceCosts"><table:table-column table:style-name="ExperienceCosts.A"/><table:table-column table:style-name="ExperienceCosts.B"/><table:table-column table:style-name="ExperienceCosts.C"/><table:table-row><table:table-cell table:style-name="ExperienceCosts.A1" office:value-type="string"><text:p text:style-name="P3">Trait Increase</text:p></table:table-cell><table:table-cell table:style-name="ExperienceCosts.A1" office:value-type="string"><text:p text:style-name="P1">Cost</text:p></table:table-cell><table:table-cell table:style-name="ExperienceCosts.A1" office:value-type="string"><text:p text:style-name="P1">Training Times</text:p></table:table-cell></table:table-row><table:table-row><table:table-cell table:style-name="ExperienceCosts.A1" office:value-type="string"><text:p text:style-name="Table_20_Contents">Divisional Charm</text:p></table:table-cell><table:table-cell table:style-name="ExperienceCosts.B2" office:value-type="float" office:value="8"><text:p text:style-name="Table_20_Contents">8</text:p></table:table-cell><table:table-cell table:style-name="ExperienceCosts.A1" office:value-type="string"><text:p text:style-name="Table_20_Contents">(Min. Ability) days</text:p></table:table-cell></table:table-row><table:table-row><table:table-cell table:style-name="ExperienceCosts.A1" office:value-type="string"><text:p text:style-name="Table_20_Contents">Non-Divisional Charm</text:p></table:table-cell><table:table-cell table:style-name="ExperienceCosts.B2" office:value-type="float" office:value="12"><text:p text:style-name="Table_20_Contents">12</text:p></table:table-cell><table:table-cell table:style-name="ExperienceCosts.A1" office:value-type="string"><text:p text:style-name="Table_20_Contents">(Min. Ability + Min. Essence) days</text:p></table:table-cell></table:table-row><table:table-row><table:table-cell table:style-name="ExperienceCosts.A1" office:value-type="string"><text:p text:style-name="Table_20_Contents">Spell (Occult Divisional/Favored)</text:p></table:table-cell><table:table-cell table:style-name="ExperienceCosts.B2" office:value-type="float" office:value="10"><text:p text:style-name="Table_20_Contents">10</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Spell (Occult not Divisional/Favored)</text:p></table:table-cell><table:table-cell table:style-name="ExperienceCosts.B2" office:value-type="float" office:value="12"><text:p text:style-name="Table_20_Contents">12</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Essence (to 3)</text:p></table:table-cell><table:table-cell table:style-name="ExperienceCosts.A1" office:value-type="string"><text:p text:style-name="Table_20_Contents">(rating x 10)</text:p></table:table-cell><table:table-cell table:style-name="ExperienceCosts.A1" office:value-type="string"><text:p text:style-name="Table_20_Contents">immediate</text:p></table:table-cell></table:table-row><table:table-row><table:table-cell table:style-name="ExperienceCosts.A1" office:value-type="string"><text:p text:style-name="Table_20_Contents">Essence (above 3)</text:p></table:table-cell><table:table-cell table:style-name="ExperienceCosts.A1" office:value-type="string"><text:p text:style-name="Table_20_Contents">(rating x 10)</text:p></table:table-cell><table:table-cell table:style-name="ExperienceCosts.A1" office:value-type="string"><text:p text:style-name="Table_20_Contents">(rating) months</text:p></table:table-cell></table:table-row></table:table><text:p text:style-name="P2"><text:span text:style-name="Inline_20_Heading"><text:span text:style-name="T1"/></text:span></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ix: Storytelling</dc:title>
    <dc:date>2010-09-11T10:25:51</dc:date>
    <meta:editing-duration>PT60H58M22S</meta:editing-duration>
    <meta:editing-cycles>23</meta:editing-cycles>
    <meta:generator>OpenOffice.org/3.2$Unix OpenOffice.org_project/320m12$Build-9483</meta:generator>
    <dc:creator>Hugh Greene</dc:creator>
    <meta:document-statistic meta:table-count="1" meta:image-count="1" meta:object-count="0" meta:page-count="2" meta:paragraph-count="50" meta:word-count="671" meta:character-count="4193"/>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